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dbda" officeooo:paragraph-rsid="0005dbda"/>
    </style:style>
    <style:style style:name="P2" style:family="paragraph" style:parent-style-name="Standard">
      <style:paragraph-properties fo:text-align="start" style:justify-single-word="false"/>
      <style:text-properties officeooo:rsid="0005dbda" officeooo:paragraph-rsid="0005db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NET DE BORD </text:p>
      <text:p text:style-name="P1"/>
      <text:p text:style-name="P1"/>
      <text:p text:style-name="P2"/>
      <text:p text:style-name="P2"/>
      <text:p text:style-name="P2">Mercredi 9/12 : <text:s/>Confection de la maquette 464E67</text:p>
      <text:p text:style-name="P2"/>
      <text:p text:style-name="P2">Jeudi 10/12 :</text:p>
      <text:p text:style-name="P2"/>
      <text:p text:style-name="P2">Vendredi 11/12 :</text:p>
      <text:p text:style-name="P2"/>
      <text:p text:style-name="P2">Lundi 12/12 :</text:p>
      <text:p text:style-name="P2"/>
      <text:p text:style-name="P2">Mardi 13/12 :</text:p>
      <text:p text:style-name="P2"/>
      <text:p text:style-name="P2">Mercredi 14/12 :</text:p>
      <text:p text:style-name="P2"/>
      <text:p text:style-name="P2">Jeudi 15/12 :</text:p>
      <text:p text:style-name="P2"/>
      <text:p text:style-name="P2">Vendredi 16/12 :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09:41:37.024605922</meta:creation-date>
    <dc:date>2020-12-09T12:38:33.078575316</dc:date>
    <meta:editing-duration>PT3M5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9" meta:word-count="32" meta:character-count="164" meta:non-whitespace-character-count="139"/>
  </office:meta>
</office:document-meta>
</file>